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number-columns-repeated="35" table:default-cell-style-name="Default"/>
        <table:table-row table:style-name="ro1" table:number-rows-repeated="4">
          <table:table-cell table:number-columns-repeated="38"/>
        </table:table-row>
        <table:table-row table:style-name="ro1">
          <table:table-cell table:number-columns-repeated="3"/>
          <table:table-cell office:value-type="string">
            <text:p>k</text:p>
          </table:table-cell>
          <table:table-cell office:value-type="string">
            <text:p>index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number-columns-repeated="2" office:value-type="float" office:value="27">
            <text:p>27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float" office:value="17">
            <text:p>17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37">
            <text:p>37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33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office:value-type="float" office:value="41">
            <text:p>41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61">
            <text:p>61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42">
            <text:p>42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62">
            <text:p>62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43">
            <text:p>43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63">
            <text:p>63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44">
            <text:p>44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64">
            <text:p>64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45">
            <text:p>45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65">
            <text:p>65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46">
            <text:p>46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66">
            <text:p>66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47">
            <text:p>47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67">
            <text:p>67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48">
            <text:p>48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68">
            <text:p>68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49">
            <text:p>49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69">
            <text:p>69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50">
            <text:p>50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70">
            <text:p>70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51">
            <text:p>51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71">
            <text:p>71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52">
            <text:p>52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72">
            <text:p>72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53">
            <text:p>53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73">
            <text:p>73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54">
            <text:p>54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74">
            <text:p>74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55">
            <text:p>55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75">
            <text:p>75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56">
            <text:p>56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76">
            <text:p>76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57">
            <text:p>57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77">
            <text:p>77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58">
            <text:p>58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78">
            <text:p>78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59">
            <text:p>59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79">
            <text:p>79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60">
            <text:p>60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80">
            <text:p>80</text:p>
          </table:table-cell>
          <table:table-cell table:number-columns-repeated="33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office:value-type="float" office:value="81">
            <text:p>81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101">
            <text:p>101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82">
            <text:p>82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102">
            <text:p>102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83">
            <text:p>83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103">
            <text:p>103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84">
            <text:p>84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104">
            <text:p>104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85">
            <text:p>85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105">
            <text:p>105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86">
            <text:p>86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106">
            <text:p>106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87">
            <text:p>87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107">
            <text:p>107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88">
            <text:p>88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108">
            <text:p>108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89">
            <text:p>89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109">
            <text:p>109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90">
            <text:p>90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110">
            <text:p>110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91">
            <text:p>91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111">
            <text:p>111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92">
            <text:p>92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112">
            <text:p>112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93">
            <text:p>93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113">
            <text:p>113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94">
            <text:p>94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114">
            <text:p>114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95">
            <text:p>95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115">
            <text:p>115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96">
            <text:p>96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116">
            <text:p>116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97">
            <text:p>97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117">
            <text:p>117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98">
            <text:p>98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118">
            <text:p>118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99">
            <text:p>99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119">
            <text:p>119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120">
            <text:p>120</text:p>
          </table:table-cell>
          <table:table-cell table:number-columns-repeated="3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22">05/22/2025</text:date>, <text:time>10:3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20T12:32:59.57</meta:creation-date>
    <dc:date>2025-05-22T10:33:00.07</dc:date>
    <meta:editing-duration>PT7H51M45S</meta:editing-duration>
    <meta:editing-cycles>4</meta:editing-cycles>
    <meta:generator>OpenOffice.org/3.4.1$Win32 OpenOffice.org_project/341m1$Build-9593</meta:generator>
    <meta:document-statistic meta:table-count="3" meta:cell-count="202" meta:object-count="0"/>
  </office:meta>
</office:document-meta>
</file>